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HintsInvocationsListener.onInvocation( Recorded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HintsRecorder.record( Runnable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untimeHintsRecorder.RuntimeHintsRec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